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Mangal1" svg:font-family="Mangal"/>
    <style:font-face style:name="Consolas" svg:font-family="Consolas" style:font-adornments="Обычный" style:font-family-generic="modern" style:font-pitch="fixed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language="ru" fo:country="RU" officeooo:rsid="001964f5" officeooo:paragraph-rsid="001964f5"/>
    </style:style>
    <style:style style:name="P8" style:family="paragraph" style:parent-style-name="Standard">
      <style:text-properties fo:language="en" fo:country="US" officeooo:rsid="0014db07" officeooo:paragraph-rsid="0014db07"/>
    </style:style>
    <style:style style:name="P9" style:family="paragraph" style:parent-style-name="Standard">
      <style:text-properties fo:language="en" fo:country="US" officeooo:rsid="00172e06" officeooo:paragraph-rsid="00172e06"/>
    </style:style>
    <style:style style:name="P10" style:family="paragraph" style:parent-style-name="Code">
      <style:text-properties fo:language="ru" fo:country="RU" officeooo:rsid="0019de98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8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9" style:family="paragraph" style:parent-style-name="Standard">
      <style:text-properties fo:language="en" fo:country="US" officeooo:rsid="001d87cf" officeooo:paragraph-rsid="001d87cf"/>
    </style:style>
    <style:style style:name="P20" style:family="paragraph" style:parent-style-name="Standard">
      <style:paragraph-properties style:line-height-at-least="0.1583in"/>
      <style:text-properties fo:color="#000000" loext:opacity="100%" style:font-name="Consolas1" fo:font-size="8.39999961853027pt" fo:font-weight="normal" fo:background-color="#ffffff"/>
    </style:style>
    <style:style style:name="P21" style:family="paragraph" style:parent-style-name="Standard">
      <style:text-properties fo:language="ru" fo:country="RU" officeooo:rsid="0028a24b" officeooo:paragraph-rsid="0028a24b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23" style:family="paragraph" style:parent-style-name="Standard">
      <style:text-properties fo:language="ru" fo:country="RU" officeooo:rsid="001f878e" officeooo:paragraph-rsid="001f878e"/>
    </style:style>
    <style:style style:name="P24" style:family="paragraph" style:parent-style-name="Standard">
      <style:text-properties officeooo:paragraph-rsid="001d87c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7d584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language="en" fo:country="US" officeooo:rsid="0007d584" style:font-size-asian="14pt" style:font-size-complex="14pt"/>
    </style:style>
    <style:style style:name="T7" style:family="text">
      <style:text-properties fo:font-size="14pt" fo:language="en" fo:country="US" officeooo:rsid="0007d584" style:font-size-asian="14pt" style:font-size-complex="14pt"/>
    </style:style>
    <style:style style:name="T8" style:family="text">
      <style:text-properties fo:font-size="14pt" fo:language="en" fo:country="US" officeooo:rsid="00235d5e" style:font-size-asian="14pt" style:font-size-complex="14pt"/>
    </style:style>
    <style:style style:name="T9" style:family="text">
      <style:text-properties fo:language="ru" fo:country="RU" officeooo:rsid="001d87cf"/>
    </style:style>
    <style:style style:name="T10" style:family="text">
      <style:text-properties fo:language="ru" fo:country="RU" officeooo:rsid="002c7378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ad1c7"/>
    </style:style>
    <style:style style:name="T13" style:family="text">
      <style:text-properties style:font-name="Consolas1" fo:font-weight="normal"/>
    </style:style>
    <style:style style:name="T14" style:family="text">
      <style:text-properties style:font-name="Consolas1" fo:font-size="8.39999961853027pt" fo:font-weight="normal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style:font-name="Consolas1" fo:font-size="8.39999961853027pt" fo:font-weight="normal"/>
    </style:style>
    <style:style style:name="T17" style:family="text">
      <style:text-properties fo:color="#0000ff" loext:opacity="100%" style:font-name="Consolas1" fo:font-weight="normal"/>
    </style:style>
    <style:style style:name="T18" style:family="text">
      <style:text-properties fo:color="#001080" loext:opacity="100%"/>
    </style:style>
    <style:style style:name="T19" style:family="text">
      <style:text-properties fo:color="#001080" loext:opacity="100%" style:font-name="Consolas1" fo:font-size="8.39999961853027pt" fo:font-weight="normal"/>
    </style:style>
    <style:style style:name="T20" style:family="text">
      <style:text-properties fo:color="#001080" loext:opacity="100%" style:font-name="Consolas1" fo:font-weight="normal"/>
    </style:style>
    <style:style style:name="T21" style:family="text">
      <style:text-properties fo:color="#795e26" loext:opacity="100%"/>
    </style:style>
    <style:style style:name="T22" style:family="text">
      <style:text-properties fo:color="#795e26" loext:opacity="100%" style:font-name="Consolas1" fo:font-size="8.39999961853027pt" fo:font-weight="normal"/>
    </style:style>
    <style:style style:name="T23" style:family="text">
      <style:text-properties fo:color="#795e26" loext:opacity="100%" style:font-name="Consolas1" fo:font-weight="normal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Consolas1" fo:font-size="8.39999961853027pt" fo:font-weight="normal"/>
    </style:style>
    <style:style style:name="T26" style:family="text">
      <style:text-properties fo:color="#a31515" loext:opacity="100%" style:font-name="Consolas1" fo:font-weight="normal"/>
    </style:style>
    <style:style style:name="T27" style:family="text">
      <style:text-properties fo:color="#098658" loext:opacity="100%"/>
    </style:style>
    <style:style style:name="T28" style:family="text">
      <style:text-properties fo:color="#098658" loext:opacity="100%" style:font-name="Consolas1" fo:font-size="8.39999961853027pt" fo:font-weight="normal"/>
    </style:style>
    <style:style style:name="T29" style:family="text">
      <style:text-properties fo:color="#098658" loext:opacity="100%" style:font-name="Consolas1" fo:font-weight="normal"/>
    </style:style>
    <style:style style:name="T30" style:family="text">
      <style:text-properties fo:color="#af00db" loext:opacity="100%"/>
    </style:style>
    <style:style style:name="T31" style:family="text">
      <style:text-properties fo:color="#af00db" loext:opacity="100%" style:font-name="Consolas1" fo:font-size="8.39999961853027pt" fo:font-weight="normal"/>
    </style:style>
    <style:style style:name="T32" style:family="text">
      <style:text-properties fo:color="#af00db" loext:opacity="100%" style:font-name="Consolas1" fo:font-weight="normal"/>
    </style:style>
    <style:style style:name="T33" style:family="text">
      <style:text-properties fo:color="#0070c1" loext:opacity="100%"/>
    </style:style>
    <style:style style:name="T34" style:family="text">
      <style:text-properties fo:color="#0070c1" loext:opacity="100%" style:font-name="Consolas1" fo:font-weight="normal"/>
    </style:style>
    <style:style style:name="T35" style:family="text">
      <style:text-properties officeooo:rsid="001ad1c7"/>
    </style:style>
    <style:style style:name="T36" style:family="text">
      <style:text-properties officeooo:rsid="001c6f70"/>
    </style:style>
    <style:style style:name="T37" style:family="text">
      <style:text-properties officeooo:rsid="00235d5e"/>
    </style:style>
    <style:style style:name="T38" style:family="text">
      <style:text-properties style:font-name="Times New Roman" fo:font-size="14pt" fo:language="en" fo:country="US" officeooo:rsid="00235d5e" style:font-size-asian="14pt" style:font-size-complex="14pt"/>
    </style:style>
    <style:style style:name="T39" style:family="text">
      <style:text-properties style:font-name="Times New Roman" fo:font-size="14pt" fo:language="en" fo:country="US" officeooo:rsid="002c7378"/>
    </style:style>
    <style:style style:name="T40" style:family="text">
      <style:text-properties style:font-name="Times New Roman" fo:font-size="14pt" fo:language="ru" fo:country="RU" officeooo:rsid="00235d5e" style:font-size-asian="14pt" style:font-size-complex="14pt"/>
    </style:style>
    <style:style style:name="T41" style:family="text">
      <style:text-properties style:font-name="Times New Roman" fo:font-size="14pt" fo:language="ru" fo:country="RU" officeooo:rsid="002c7378"/>
    </style:style>
    <style:style style:name="T42" style:family="text">
      <style:text-properties officeooo:rsid="002a4700"/>
    </style:style>
    <style:style style:name="T43" style:family="text">
      <style:text-properties officeooo:rsid="002ba882"/>
    </style:style>
    <style:style style:name="T44" style:family="text">
      <style:text-properties officeooo:rsid="002c737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ТА НАУКИ УКРАЇНИ</text:p>
      <text:p text:style-name="P13">Одеський національний політехнічний університет</text:p>
      <text:p text:style-name="P13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3">1</text:span></text:p>
      <text:p text:style-name="P4"><text:span text:style-name="T1">з дисципліни </text:span><text:span text:style-name="T6"><text:s/></text:span><text:span text:style-name="T38"><text:s/></text:span><text:span text:style-name="T40">Численные методы</text:span></text:p>
      <text:p text:style-name="P4"><text:span text:style-name="T3"/></text:p>
      <text:p text:style-name="P5"/>
      <text:p text:style-name="P5"/>
      <text:p text:style-name="P5"/>
      <text:p text:style-name="P5"/>
      <text:p text:style-name="P5"/>
      <text:p text:style-name="P14">Виконав студент групи</text:p>
      <text:p text:style-name="P14">АД-181</text:p>
      <text:p text:style-name="P17">Батура М.Ю.</text:p>
      <text:p text:style-name="P4"><text:span text:style-name="T5"><text:s text:c="71"/></text:span><text:span text:style-name="T1">Прийняв</text:span></text:p>
      <text:p text:style-name="P18">Рудниченко Н.Д.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15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1"><text:a xlink:type="simple" xlink:href="#__RefHeading___Toc764_1751186770" text:style-name="Index_20_Link" text:visited-style-name="Index_20_Link">Практическая часть<text:tab/>3</text:a></text:p>
          <text:p text:style-name="P11"><text:a xlink:type="simple" xlink:href="#__RefHeading___Toc770_1751186770" text:style-name="Index_20_Link" text:visited-style-name="Index_20_Link">Порядок выполнения работы:<text:tab/>3</text:a></text:p>
          <text:p text:style-name="P11"><text:a xlink:type="simple" xlink:href="#__RefHeading___Toc766_1751186770" text:style-name="Index_20_Link" text:visited-style-name="Index_20_Link">Вывод:<text:tab/>5</text:a></text:p>
        </text:index-body>
      </text:table-of-content>
      <text:p text:style-name="P16"/>
      <text:p text:style-name="P1"><text:bookmark-start text:name="__RefHeading___Toc764_1751186770"/>Практическая часть<text:bookmark-end text:name="__RefHeading___Toc764_1751186770"/></text:p>
      <text:p text:style-name="P21">Задание:</text:p>
      <text:p text:style-name="P22"><text:span text:style-name="T42">1. </text:span>Даны два трёхзначных натуральных числа. Можно ли из цифр одного числа составить другое? Рассмотреть все возможные случаи.</text:p>
      <text:p text:style-name="P22"><text:span text:style-name="T42">2. </text:span>Пусть в последовательности 10111213...979899 выпи- саны подряд все дв значные натуральные числа. Пользователь вводит натуральное число k (1 6 k 6 180). Напечатать k-ю цифру этой последовательности.</text:p>
      <text:p text:style-name="P22"><text:span text:style-name="T42">3.</text:span> Точки A, B, C на плоскости заданы своими координатами. Определить, я<text:span text:style-name="T43">в</text:span>ляется ли треугольник ABC равнобедренным. Рассмотреть все возможные случаи расположения точек (совпадение каких-либо двух точек; все точки лежат</text:p>
      <text:p text:style-name="P22">на одной прямой). В случае вырожденного треугольника выводить соответствующее сообщение.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# Задача 1</text:p>
      <text:p text:style-name="Code"/>
      <text:p text:style-name="Code">num1 = input('Enter num1: ')</text:p>
      <text:p text:style-name="Code">num2 = input('enter num2: ')</text:p>
      <text:p text:style-name="Code"/>
      <text:p text:style-name="Code">arr = []</text:p>
      <text:p text:style-name="Code"/>
      <text:p text:style-name="Code">for i in range(0, len(num2)):</text:p>
      <text:p text:style-name="Code"><text:s text:c="4"/>for j in range(0, len(num2)):</text:p>
      <text:p text:style-name="Code"><text:s text:c="8"/>for g in range(0, len(num2)):</text:p>
      <text:p text:style-name="Code"><text:s text:c="12"/>arr.append(num2[i]+num2[j]+num2[g])</text:p>
      <text:p text:style-name="Code"/>
      <text:p text:style-name="Code">if num1 in arr:</text:p>
      <text:p text:style-name="Code"><text:s text:c="4"/>print("ok")</text:p>
      <text:p text:style-name="Code">else:</text:p>
      <text:p text:style-name="Code"><text:s text:c="4"/>print('not ok')</text:p>
      <text:p text:style-name="P20"/>
      <text:p text:style-name="Standard">Task2:</text:p>
      <text:p text:style-name="Code"># Задача 2</text:p>
      <text:p text:style-name="Code"/>
      <text:p text:style-name="Code"><text:soft-page-break/>num = input("Enter num of element(num&gt;=1 and num &lt;= 180): ")</text:p>
      <text:p text:style-name="Code">if int(num) &gt;= 1 and int(num) &lt;= 180:</text:p>
      <text:p text:style-name="Code"><text:s text:c="4"/>sequenceOfNums = str()</text:p>
      <text:p text:style-name="Code"/>
      <text:p text:style-name="Code"><text:s text:c="4"/>for i in range(10, 100):</text:p>
      <text:p text:style-name="Code"><text:s text:c="8"/>sequenceOfNums += str(i)</text:p>
      <text:p text:style-name="Code"/>
      <text:p text:style-name="Code"><text:s text:c="4"/>if int(num) == 1:</text:p>
      <text:p text:style-name="Code"><text:s text:c="8"/>print(sequenceOfNums[0])</text:p>
      <text:p text:style-name="Code"><text:s text:c="4"/>elif int(num) == 180 :</text:p>
      <text:p text:style-name="Code"><text:s text:c="8"/>print(sequenceOfNums[179])</text:p>
      <text:p text:style-name="Code"><text:s text:c="4"/>else:</text:p>
      <text:p text:style-name="Code"><text:s text:c="8"/>print(sequenceOfNums[int(num)])</text:p>
      <text:p text:style-name="Code">else:</text:p>
      <text:p text:style-name="Code"><text:s text:c="4"/>print("Your num is not in range.")</text:p>
      <text:p text:style-name="Code"/>
      <text:p text:style-name="Code"># sequenceOfNums = str()</text:p>
      <text:p text:style-name="Code">#</text:p>
      <text:p text:style-name="Code"># for i in range(10, 100):</text:p>
      <text:p text:style-name="Code"># <text:s text:c="4"/>sequenceOfNums += str(i)</text:p>
      <text:p text:style-name="Code">#</text:p>
      <text:p text:style-name="Code"># print(sequenceOfNums)</text:p>
      <text:p text:style-name="Standard">Task3:</text:p>
      <text:p text:style-name="Code">from math import *</text:p>
      <text:p text:style-name="Code">array_of_dots = [(1, 1), (4, 2), (4, 4)]</text:p>
      <text:p text:style-name="Code"/>
      <text:p text:style-name="Code">array_of_length = []</text:p>
      <text:p text:style-name="Code"/>
      <text:p text:style-name="Code">print(array_of_dots)</text:p>
      <text:p text:style-name="Code"/>
      <text:p text:style-name="Code">for i in range(0, len(array_of_dots)):</text:p>
      <text:p text:style-name="Code"><text:s text:c="4"/>if i == (len(array_of_dots)-1):</text:p>
      <text:p text:style-name="Code"><text:s text:c="8"/>array_of_length.append(sqrt((array_of_dots[0][0]-array_of_dots[i][0])**2+(array_of_dots[1][1]-array_of_dots[i][1])**2))</text:p>
      <text:p text:style-name="Code"><text:s text:c="4"/>else:</text:p>
      <text:p text:style-name="Code"><text:s text:c="8"/>array_of_length.append(sqrt((array_of_dots[i+1][0] - array_of_dots[i][0]) ** 2 + (array_of_dots[i+1][1] - array_of_dots[i][1]) ** 2))</text:p>
      <text:p text:style-name="Code"/>
      <text:p text:style-name="Code"/>
      <text:p text:style-name="Code">for i in array_of_length:</text:p>
      <text:p text:style-name="Code"><text:s text:c="4"/>counter = 0</text:p>
      <text:p text:style-name="Code"><text:soft-page-break/><text:s text:c="4"/>for j in array_of_length:</text:p>
      <text:p text:style-name="Code"><text:s text:c="8"/>if i == j:</text:p>
      <text:p text:style-name="Code"><text:s text:c="12"/>counter += 1</text:p>
      <text:p text:style-name="Code"><text:s text:c="4"/>if counter == 2:</text:p>
      <text:p text:style-name="Code"><text:s text:c="8"/>print("Треугольник равнобедренный")</text:p>
      <text:p text:style-name="Code"><text:s text:c="4"/>elif counter == 3:</text:p>
      <text:p text:style-name="Code"><text:s text:c="8"/>print("Треугольник равносторонний")</text:p>
      <text:p text:style-name="P10"/>
      <text:p text:style-name="Heading"><text:bookmark-start text:name="__RefHeading___Toc766_1751186770"/>Вывод:<text:bookmark-end text:name="__RefHeading___Toc766_1751186770"/></text:p>
      <text:p text:style-name="P24"><text:span text:style-name="T9"><text:tab/>В ходе лабораторной работы получены </text:span><text:span text:style-name="T41">навыки работы с языком </text:span><text:span text:style-name="T39">Python.</text:span></text:p>
      <text:p text:style-name="P19"/>
      <text:p text:style-name="P23"><text:span text:style-name="T11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Mangal1" svg:font-family="Mangal"/>
    <style:font-face style:name="Consolas" svg:font-family="Consolas" style:font-adornments="Обычный" style:font-family-generic="modern" style:font-pitch="fixed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31M56S</meta:editing-duration>
    <meta:editing-cycles>45</meta:editing-cycles>
    <dc:date>2020-10-10T16:16:48.241000000</dc:date>
    <meta:document-statistic meta:table-count="0" meta:image-count="0" meta:object-count="0" meta:page-count="5" meta:paragraph-count="79" meta:word-count="330" meta:character-count="2688" meta:non-whitespace-character-count="2195"/>
  </office:meta>
</office:document-meta>
</file>